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-33% 58%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Symbol"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text-position="-33% 58%" fo:font-size="10pt" style:font-size-asian="10pt" style:font-size-complex="10pt"/>
    </style:style>
    <style:style style:name="T9" style:family="text">
      <style:text-properties style:text-position="-33% 58%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text-position="0% 100%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755cm" svg:height="0.924cm" svg:x="1.962cm" svg:y="4.186cm">
          <draw:text-box>
            <text:p text:style-name="P1"><text:span text:style-name="T1">R(</text:span><text:span text:style-name="T2">T</text:span><text:span text:style-name="T3">1</text:span><text:span text:style-name="T1">) + Cal(</text:span><text:span text:style-name="T2">T</text:span><text:span text:style-name="T3">1</text:span><text:span text:style-name="T1">)</text:span></text:p>
          </draw:text-box>
        </draw:frame>
        <draw:frame draw:style-name="gr1" draw:text-style-name="P2" draw:layer="layout" svg:width="3.725cm" svg:height="0.924cm" svg:x="7.137cm" svg:y="4.202cm">
          <draw:text-box>
            <text:p text:style-name="P1"><text:span text:style-name="T1">P(</text:span><text:span text:style-name="T2">T</text:span><text:span text:style-name="T3">1</text:span><text:span text:style-name="T1">) + Cal(</text:span><text:span text:style-name="T2">T</text:span><text:span text:style-name="T3">1</text:span><text:span text:style-name="T1">)</text:span></text:p>
          </draw:text-box>
        </draw:frame>
        <draw:frame draw:style-name="gr1" draw:text-style-name="P2" draw:layer="layout" svg:width="3.725cm" svg:height="0.924cm" svg:x="7.138cm" svg:y="2.202cm">
          <draw:text-box>
            <text:p text:style-name="P1"><text:span text:style-name="T1">P(</text:span><text:span text:style-name="T2">T</text:span><text:span text:style-name="T4">2</text:span><text:span text:style-name="T1">) + Cal(</text:span><text:span text:style-name="T2">T</text:span><text:span text:style-name="T4">2</text:span><text:span text:style-name="T1">)</text:span></text:p>
          </draw:text-box>
        </draw:frame>
        <draw:frame draw:style-name="gr1" draw:text-style-name="P2" draw:layer="layout" svg:width="3.755cm" svg:height="0.924cm" svg:x="1.963cm" svg:y="2.186cm">
          <draw:text-box>
            <text:p text:style-name="P1"><text:span text:style-name="T1">R(</text:span><text:span text:style-name="T2">T</text:span><text:span text:style-name="T4">2</text:span><text:span text:style-name="T1">) + Cal(</text:span><text:span text:style-name="T2">T</text:span><text:span text:style-name="T4">2</text:span><text:span text:style-name="T1">)</text:span></text:p>
          </draw:text-box>
        </draw:frame>
        <draw:frame draw:style-name="gr1" draw:text-style-name="P4" draw:layer="layout" svg:width="1.332cm" svg:height="0.645cm" svg:x="3.087cm" svg:y="4.782cm">
          <draw:text-box>
            <text:p text:style-name="P3"><text:span text:style-name="T5">Initial</text:span></text:p>
          </draw:text-box>
        </draw:frame>
        <draw:frame draw:style-name="gr1" draw:text-style-name="P4" draw:layer="layout" svg:width="1.73cm" svg:height="0.645cm" svg:x="7.93cm" svg:y="4.783cm">
          <draw:text-box>
            <text:p text:style-name="P3"><text:span text:style-name="T5">Route 2</text:span></text:p>
          </draw:text-box>
        </draw:frame>
        <draw:frame draw:style-name="gr1" draw:text-style-name="P4" draw:layer="layout" svg:width="1.272cm" svg:height="0.645cm" svg:x="8.13cm" svg:y="1.814cm">
          <draw:text-box>
            <text:p text:style-name="P3"><text:span text:style-name="T5">Final</text:span></text:p>
          </draw:text-box>
        </draw:frame>
        <draw:frame draw:style-name="gr1" draw:text-style-name="P4" draw:layer="layout" svg:width="1.73cm" svg:height="0.645cm" svg:x="2.744cm" svg:y="1.713cm">
          <draw:text-box>
            <text:p text:style-name="P3"><text:span text:style-name="T5">Route 1</text:span></text:p>
          </draw:text-box>
        </draw:frame>
        <draw:frame draw:style-name="gr1" draw:text-style-name="P4" draw:layer="layout" svg:width="1.54cm" svg:height="0.767cm" svg:x="5.546cm" svg:y="4.555cm">
          <draw:text-box>
            <text:p text:style-name="P3"><text:span text:style-name="T6">D</text:span><text:span text:style-name="T7">H</text:span><text:span text:style-name="T5">(</text:span><text:span text:style-name="T7">T</text:span><text:span text:style-name="T8">1</text:span><text:span text:style-name="T5">)</text:span></text:p>
          </draw:text-box>
        </draw:frame>
        <draw:frame draw:style-name="gr1" draw:text-style-name="P4" draw:layer="layout" svg:width="1.536cm" svg:height="0.767cm" svg:x="5.56cm" svg:y="1.856cm">
          <draw:text-box>
            <text:p text:style-name="P3"><text:span text:style-name="T6">D</text:span><text:span text:style-name="T7">H</text:span><text:span text:style-name="T5">(</text:span><text:span text:style-name="T7">T</text:span><text:span text:style-name="T9">2</text:span><text:span text:style-name="T5">)</text:span></text:p>
          </draw:text-box>
        </draw:frame>
        <draw:frame draw:style-name="gr1" draw:text-style-name="P4" draw:layer="layout" svg:width="1.12cm" svg:height="0.767cm" svg:x="3.762cm" svg:y="3.329cm">
          <draw:text-box>
            <text:p text:style-name="P3"><text:span text:style-name="T6">D</text:span><text:span text:style-name="T7">H</text:span><text:span text:style-name="T9">R</text:span></text:p>
          </draw:text-box>
        </draw:frame>
        <draw:frame draw:style-name="gr1" draw:text-style-name="P4" draw:layer="layout" svg:width="1.107cm" svg:height="0.767cm" svg:x="8.934cm" svg:y="3.316cm">
          <draw:text-box>
            <text:p text:style-name="P3"><text:span text:style-name="T6">D</text:span><text:span text:style-name="T7">H</text:span><text:span text:style-name="T9">P</text:span></text:p>
          </draw:text-box>
        </draw:frame>
        <draw:line draw:style-name="gr2" draw:text-style-name="P5" draw:layer="layout" svg:x1="3.641cm" svg:y1="4.233cm" svg:x2="3.641cm" svg:y2="2.992cm">
          <text:p text:style-name="P3"/>
        </draw:line>
        <draw:line draw:style-name="gr2" draw:text-style-name="P5" draw:layer="layout" svg:x1="8.783cm" svg:y1="4.234cm" svg:x2="8.783cm" svg:y2="2.993cm">
          <text:p text:style-name="P3"/>
        </draw:line>
        <draw:line draw:style-name="gr2" draw:text-style-name="P5" draw:layer="layout" svg:x1="5.583cm" svg:y1="4.333cm" svg:x2="7.338cm" svg:y2="2.851cm">
          <text:p text:style-name="P3"/>
        </draw:line>
        <draw:line draw:style-name="gr2" draw:text-style-name="P5" draw:layer="layout" svg:x1="5.584cm" svg:y1="2.561cm" svg:x2="7.267cm" svg:y2="2.554cm">
          <text:p text:style-name="P3"/>
        </draw:line>
        <draw:line draw:style-name="gr2" draw:text-style-name="P5" draw:layer="layout" svg:x1="5.585cm" svg:y1="4.59cm" svg:x2="7.268cm" svg:y2="4.583cm">
          <text:p text:style-name="P3"/>
        </draw:line>
        <draw:frame draw:style-name="gr1" draw:text-style-name="P4" draw:layer="layout" svg:width="1.7cm" svg:height="0.767cm" draw:transform="rotate (0.669857366915297) translate (5.208cm 3.729cm)">
          <draw:text-box>
            <text:p text:style-name="P3"><text:span text:style-name="T6">D</text:span><text:span text:style-name="T7">H</text:span><text:span text:style-name="T9">A</text:span><text:span text:style-name="T10">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07T17:04:29</meta:creation-date>
    <dc:creator>Jussi Eloranta</dc:creator>
    <dc:date>2008-05-07T17:13:04</dc:date>
    <meta:editing-cycles>12</meta:editing-cycles>
    <meta:editing-duration>PT8M38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